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9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ACCEPTING CRITICISM (29:1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WISDOM AND WICKEDNESS (29:2-8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ACTS ABOUT A FOOL (29:9-11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OTENTATES AND THE POOR (29:12-1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3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SPANKING, NOT SPOILING (29:15-1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NO REVELATION, NO RESTRAINT (29:18-19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OUGHTLESS SPEECH (29:20-26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 GODLY AND THE UNGODLY (29:27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9</dc:title>
    <meta:initial-creator>David STRICKLAND</meta:initial-creator>
    <dc:creator>David STRICKLAND</dc:creator>
    <meta:creation-date>2020-02-22T17:37:16Z</meta:creation-date>
    <dc:date>2020-02-22T17:37:16Z</dc:date>
    <meta:template xlink:href="BibleStudy" xlink:type="simple"/>
    <meta:editing-cycles>1</meta:editing-cycles>
    <meta:editing-duration>PT0S</meta:editing-duration>
    <meta:document-statistic meta:paragraph-count="9" meta:word-count="63"/>
  </office:meta>
</office:document-meta>
</file>